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ize="12pt" officeooo:rsid="0006092b" officeooo:paragraph-rsid="0006092b" style:font-size-asian="12pt" style:font-size-complex="12pt"/>
    </style:style>
    <style:style style:name="P2" style:family="paragraph" style:parent-style-name="Preformatted_20_Text">
      <style:text-properties fo:font-size="12pt" fo:font-weight="bold" officeooo:rsid="0006092b" officeooo:paragraph-rsid="0006092b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font-size="12pt" fo:font-weight="bold" officeooo:rsid="0008f155" officeooo:paragraph-rsid="0008f155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fo:font-size="12pt" fo:font-weight="bold" officeooo:rsid="0009c8f6" officeooo:paragraph-rsid="0009c8f6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fo:font-size="12pt" fo:font-weight="bold" officeooo:rsid="0009ed4f" officeooo:paragraph-rsid="0009ed4f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fo:font-size="12pt" fo:font-weight="bold" officeooo:rsid="000d8168" officeooo:paragraph-rsid="000d8168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fo:font-size="12pt" fo:font-weight="bold" officeooo:rsid="0006092b" officeooo:paragraph-rsid="0006092b" fo:background-color="#ffff00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fo:font-size="12pt" fo:font-weight="bold" officeooo:rsid="0009c8f6" officeooo:paragraph-rsid="0009c8f6" fo:background-color="#ffff00" style:font-size-asian="12pt" style:font-weight-asian="bold" style:font-size-complex="12pt" style:font-weight-complex="bold"/>
    </style:style>
    <style:style style:name="P9" style:family="paragraph" style:parent-style-name="Preformatted_20_Text">
      <style:text-properties fo:font-size="12pt" fo:font-weight="bold" officeooo:rsid="0009ed4f" officeooo:paragraph-rsid="0009ed4f" fo:background-color="#ffff00" style:font-size-asian="12pt" style:font-weight-asian="bold" style:font-size-complex="12pt" style:font-weight-complex="bold"/>
    </style:style>
    <style:style style:name="P10" style:family="paragraph" style:parent-style-name="Preformatted_20_Text">
      <style:text-properties fo:font-size="15pt" fo:font-weight="bold" officeooo:rsid="0008f155" officeooo:paragraph-rsid="0008f155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1e10" style:font-weight-asian="bold" style:font-weight-complex="bold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officeooo:rsid="0009ed4f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officeooo:rsid="000e4746"/>
    </style:style>
    <style:style style:name="T7" style:family="text">
      <style:text-properties officeooo:rsid="000e4746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Git- <text:span text:style-name="T1">Open source version control s/w that was started by linus ..</text:span></text:p>
      <text:p text:style-name="P2">(2005 git)</text:p>
      <text:p text:style-name="P2">github- repository or web based graphicaltool that run git s/w...</text:p>
      <text:p text:style-name="P2">cloud computing – pay as u go...</text:p>
      <text:p text:style-name="P2">less storage , time saviong sacalable, mini risk</text:p>
      <text:p text:style-name="P2">dis- less secure ..:(</text:p>
      <text:p text:style-name="P2"/>
      <text:p text:style-name="P2">git use</text:p>
      <text:p text:style-name="P2">compare chnges over time</text:p>
      <text:p text:style-name="P2">revert file to previous state..</text:p>
      <text:p text:style-name="P2">see who modify what..:) intersting</text:p>
      <text:p text:style-name="P2"/>
      <text:p text:style-name="P2">commands</text:p>
      <text:p text:style-name="P1"><text:span text:style-name="T3">git init</text:span><text:span text:style-name="T1"> – intit git to our dir...first time use only</text:span></text:p>
      <text:p text:style-name="P2"/>
      <text:p text:style-name="P2">note--- need to install git first ..</text:p>
      <text:p text:style-name="P2">just write git in terminal and terminal will help u..:)</text:p>
      <text:p text:style-name="P2">som esudo command will come and copy and pate that.. </text:p>
      <text:p text:style-name="P2"/>
      <text:p text:style-name="P2"/>
      <text:p text:style-name="P1"><text:span text:style-name="T3">git status</text:span><text:span text:style-name="T1"> ... to check git status ..file needed to be added/commit/push</text:span></text:p>
      <text:p text:style-name="P2">git add filename</text:p>
      <text:p text:style-name="P2">adding file to git dir...</text:p>
      <text:p text:style-name="P2"/>
      <text:p text:style-name="P7">git commit -m “logical comment”</text:p>
      <text:p text:style-name="P2">use to save chnges to staging environment ,needed to be down before push</text:p>
      <text:p text:style-name="P2"/>
      <text:p text:style-name="P2">git remote origin “github link”</text:p>
      <text:p text:style-name="P2">needed to be given for the first time .. github website will guide u when u create repository...</text:p>
      <text:p text:style-name="P2"/>
      <text:p text:style-name="P2"/>
      <text:p text:style-name="P1"><text:span text:style-name="T3">git push -u origin master</text:span><text:span text:style-name="T1"> </text:span><text:span text:style-name="T2">0</text:span></text:p>
      <text:p text:style-name="P2">master is a branch name...we can create several branch using brancing in git...</text:p>
      <text:p text:style-name="P2"/>
      <text:p text:style-name="P2"/>
      <text:p text:style-name="P7">git clone “url of cloning repo..”</text:p>
      <text:p text:style-name="P7">git pull </text:p>
      <text:p text:style-name="P2">will update if there are changes in file reposui...</text:p>
      <text:p text:style-name="P2"/>
      <text:p text:style-name="P2"/>
      <text:p text:style-name="P2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3"><text:span text:style-name="T5">Branching and merging in git</text:span>...</text:p>
      <text:p text:style-name="P8"/>
      <text:p text:style-name="P8">git branch</text:p>
      <text:p text:style-name="P4">to show exiasting branch..</text:p>
      <text:p text:style-name="P4"/>
      <text:p text:style-name="P8">git checkout -b newbranch name</text:p>
      <text:p text:style-name="P4">cre<text:span text:style-name="T4">a</text:span>ting new branch name “newbranch”</text:p>
      <text:p text:style-name="P6">note- it will create branch and switch to it at a same time..<text:span text:style-name="T6">to create branch only we can write </text:span><text:span text:style-name="T7">git branch branchname</text:span></text:p>
      <text:p text:style-name="P4"/>
      <text:p text:style-name="P9">git checkout branchname</text:p>
      <text:p text:style-name="P5">switch to other branch</text:p>
      <text:p text:style-name="P5"/>
      <text:p text:style-name="P9">git branch -D branchname</text:p>
      <text:p text:style-name="P5">delete branch locally</text:p>
      <text:p text:style-name="P5"/>
      <text:p text:style-name="P9">git push origin - -delete branchname</text:p>
      <text:p text:style-name="P5">or </text:p>
      <text:p text:style-name="P9">git push origin : &lt;branchname&gt;</text:p>
      <text:p text:style-name="P5">delete branch remotely</text:p>
      <text:p text:style-name="P5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0T18:09:43.373968267</dc:date>
    <meta:editing-duration>PT41M40S</meta:editing-duration>
    <meta:editing-cycles>8</meta:editing-cycles>
    <meta:generator>LibreOffice/4.4.2.2$Linux_x86 LibreOffice_project/40m0$Build-2</meta:generator>
    <meta:document-statistic meta:table-count="0" meta:image-count="0" meta:object-count="0" meta:page-count="2" meta:paragraph-count="42" meta:word-count="265" meta:character-count="1518" meta:non-whitespace-character-count="1286"/>
  </office:meta>
</office:document-meta>
</file>